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0000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gr7" style:family="graphic" style:parent-style-name="objectwithoutfill">
      <style:graphic-properties draw:marker-start="Short_20_line_20_Arrow" draw:marker-end="Short_20_line_20_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0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9pt" style:font-size-asian="9pt" style:font-size-complex="9pt"/>
    </style:style>
    <style:style style:name="P3" style:family="paragraph"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style:style style:name="T2" style:family="text">
      <style:text-properties style:font-name="Liberation Serif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2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1" xml:id="id2" draw:id="id2" draw:layer="layout" svg:width="0.508cm" svg:height="0.508cm" svg:x="3.272cm" svg:y="5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254cm" svg:height="0.254cm" svg:x="4.054cm" svg:y="7.6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draw:type="line" svg:x1="4.181cm" svg:y1="7.601cm" svg:x2="3.526cm" svg:y2="6.05cm" draw:start-shape="id1" draw:start-glue-point="0" draw:end-shape="id2" draw:end-glue-point="2" svg:d="m4181 7601-655-1551" svg:viewBox="0 0 656 1552">
          <text:p/>
        </draw:connector>
        <draw:custom-shape draw:style-name="gr2" draw:text-style-name="P1" draw:layer="layout" svg:width="0.508cm" svg:height="0.508cm" svg:x="3.927cm" svg:y="7.3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84cm" svg:height="1.194cm" svg:x="6.572cm" svg:y="6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s" draw:line-skew="1.055cm -1.217cm" svg:x1="6.286cm" svg:y1="0.59cm" svg:x2="6.286cm" svg:y2="9.099cm" draw:start-shape="id3" draw:start-glue-point="0" draw:end-shape="id3" draw:end-glue-point="2" svg:d="m6286 590v553 7239 717" svg:viewBox="0 0 1 8510">
          <text:p/>
        </draw:connector>
        <draw:connector draw:style-name="gr5" draw:text-style-name="P1" draw:layer="layout" draw:type="line" svg:x1="2.032cm" svg:y1="4.844cm" svg:x2="10.541cm" svg:y2="4.844cm" draw:start-shape="id3" draw:start-glue-point="3" draw:end-shape="id3" draw:end-glue-point="1" svg:d="m2032 4844h8509" svg:viewBox="0 0 8510 1">
          <text:p/>
        </draw:connector>
        <draw:custom-shape draw:style-name="gr2" draw:text-style-name="P1" draw:layer="layout" svg:width="0.987cm" svg:height="0.991cm" svg:x="7.315cm" svg:y="2.2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0.127cm" svg:x="7.25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97cm" svg:height="0.607cm" svg:x="6.985cm" svg:y="1.651cm">
          <draw:text-box>
            <text:p><text:span text:style-name="T1">(u</text:span><text:span text:style-name="T2">1</text:span><text:span text:style-name="T1">, v</text:span><text:span text:style-name="T2">1</text:span><text:span text:style-name="T1">)</text:span></text:p>
          </draw:text-box>
        </draw:frame>
        <draw:line draw:style-name="gr7" draw:text-style-name="P1" draw:layer="layout" svg:x1="8.458cm" svg:y1="2.235cm" svg:x2="8.458cm" svg:y2="3.226cm">
          <text:p/>
        </draw:line>
        <draw:line draw:style-name="gr7" draw:text-style-name="P1" draw:layer="layout" svg:x1="7.311cm" svg:y1="3.383cm" svg:x2="8.302cm" svg:y2="3.383cm">
          <text:p/>
        </draw:line>
        <draw:frame draw:style-name="gr8" draw:text-style-name="P2" draw:layer="layout" svg:width="0.915cm" svg:height="0.607cm" svg:x="7.366cm" svg:y="3.33cm">
          <draw:text-box>
            <text:p text:style-name="P1"><text:span text:style-name="T1">w</text:span><text:span text:style-name="T2">1</text:span></text:p>
          </draw:text-box>
        </draw:frame>
        <draw:frame draw:style-name="gr8" draw:text-style-name="P2" draw:layer="layout" svg:width="0.915cm" svg:height="0.607cm" svg:x="8.267cm" svg:y="2.431cm">
          <draw:text-box>
            <text:p text:style-name="P1"><text:span text:style-name="T1">h</text:span><text:span text:style-name="T2">1</text:span></text:p>
          </draw:text-box>
        </draw:frame>
        <draw:custom-shape draw:style-name="gr2" draw:text-style-name="P1" xml:id="id5" draw:id="id5" draw:layer="layout" svg:width="0.508cm" svg:height="0.508cm" svg:x="3.272cm" svg:y="1.2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254cm" svg:height="0.254cm" svg:x="4.054cm" svg:y="3.8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draw:type="line" svg:x1="4.181cm" svg:y1="3.801cm" svg:x2="3.526cm" svg:y2="1.75cm" draw:start-shape="id4" draw:start-glue-point="0" draw:end-shape="id5" draw:end-glue-point="2" svg:d="m4181 3801-655-2051" svg:viewBox="0 0 656 2052">
          <text:p/>
        </draw:connector>
        <draw:custom-shape draw:style-name="gr2" draw:text-style-name="P1" draw:layer="layout" svg:width="0.508cm" svg:height="0.508cm" svg:x="3.927cm" svg:y="3.5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127cm" svg:height="0.127cm" svg:x="6.528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97cm" svg:height="0.607cm" svg:x="6.286cm" svg:y="5.951cm">
          <draw:text-box>
            <text:p><text:span text:style-name="T1">(u</text:span><text:span text:style-name="T2">2</text:span><text:span text:style-name="T1">, v</text:span><text:span text:style-name="T2">2</text:span><text:span text:style-name="T1">)</text:span></text:p>
          </draw:text-box>
        </draw:frame>
        <draw:line draw:style-name="gr7" draw:text-style-name="P1" draw:layer="layout" svg:x1="7.904cm" svg:y1="7.722cm" svg:x2="7.904cm" svg:y2="6.527cm">
          <text:p/>
        </draw:line>
        <draw:frame draw:style-name="gr8" draw:text-style-name="P2" draw:layer="layout" svg:width="0.915cm" svg:height="0.607cm" svg:x="7.722cm" svg:y="6.821cm">
          <draw:text-box>
            <text:p text:style-name="P1"><text:span text:style-name="T1">h</text:span><text:span text:style-name="T2">2</text:span></text:p>
          </draw:text-box>
        </draw:frame>
        <draw:line draw:style-name="gr7" draw:text-style-name="P1" draw:layer="layout" svg:x1="6.612cm" svg:y1="7.884cm" svg:x2="7.807cm" svg:y2="7.884cm">
          <text:p/>
        </draw:line>
        <draw:frame draw:style-name="gr8" draw:text-style-name="P2" draw:layer="layout" svg:width="0.915cm" svg:height="0.607cm" svg:x="6.767cm" svg:y="7.831cm">
          <draw:text-box>
            <text:p text:style-name="P1"><text:span text:style-name="T1">w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4T17:22:10.059780404</dc:date>
    <dc:creator>helio </dc:creator>
    <meta:editing-duration>PT25M59S</meta:editing-duration>
    <meta:editing-cycles>7</meta:editing-cycles>
    <meta:generator>LibreOffice/4.1.3.2$Linux_x86 LibreOffice_project/410m0$Build-2</meta:generator>
    <meta:document-statistic meta:object-count="27"/>
  </office:meta>
</office:document-meta>
</file>